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start" style:justify-single-word="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fo:text-align="start"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cenzja: Dunkierka (2017)</text:p>
      <text:p text:style-name="P1"/>
      <text:p text:style-name="P1"><office:annotation office:name="__Annotation__4_1721964803"><dc:creator>Maciej Jarocki</dc:creator><dc:date>2017-07-31T04:22:34</dc:date><text:p><text:span text:style-name="T2">Lead</text:span></text:p></office:annotation>Christopher Nolan dotychczas zachwycił nas “Incepcją”, nowymi Batmanami i “Interstellarem”. Nie były to dzieła pozbawione wad, ale widać było, że pomimo tego reżyser kręci naprawdę dobre kino. Jak jednak sprawa się ma z jego najnowszym dziełem – Dunkierką?<office:annotation-end office:name="__Annotation__4_1721964803"/></text:p>
      <text:p text:style-name="P1"/>
      <text:p text:style-name="P2">Jest rok 1940, drugi rok wojny światowej. Po katastrofalnie rozegranej kampanii w Belgii i Francji, połączone siły brytyjskie i francuskie zostały zamknięte w kotle, którego centrum stanowi nadmorskie miasto Dunkierka. Upadek Francji jest nieunikniony, dlatego też tak ważne jest teraz, by jak najwięcej brytyjskich żołnierzy powróciło do domu, by móc powstrzymać potencjalny atak Niemiec na Wyspy. Jak się jednak błyskawicznie okazuje – ewakuacja takiej ilości żołnierzy to prawdziwie monstrualne zadanie.</text:p>
      <text:p text:style-name="P2"/>
      <text:p text:style-name="P2">“Dunkierka” to piękny pokaz zdolności Nolana do tworzenia naprawdę pięknych scenerii. Chociaż można określić ten film jako monumentalny, to nie wielkie eksplozje i walki grają tu główną rolę. Zamiast tego mamy piękne, ale jednocześnie długie kolejki żołnierzy czekających na plaży na okręty, których nie ma. Często w filmie nie dzieje się nic spektakularnego, ale i tak tworzona atmosfera jest fenomenalna. Nie ma wątpliwości, że “Dunkierka” w tym kontekście to film doskonały. Jeśli wskazać tylko jedną, najważniejszą zaletę tego filmu, to definitywnie jest to doznanie tego przybicia, smutku i cierpienia próbujących uciec z Dunkierki. Oprawa audiowizualna jest filarem, na którym opiera się całe to dzieło.</text:p>
      <text:p text:style-name="P2"/>
      <text:p text:style-name="P2">W swojej konstrukcji, film nie ma tak naprawdę głównego bohatera. Zamiast tego widzimy niejako różne sceny z perspektywy różnych postaci – żołnierzy, oficerów, pilotów, marynarzy czy cywili. Akcja dzieje się na lądzie, na morzu i w powietrzu. Poszczególne wątki też nie dzieją się perfekcyjnie chronologicznie. Czasami montaż działa cuda i mamy dobre przejście od bohatera do bohatera, a czasami mamy wyjątkowo walący po oczach zjazd ze sceny w nocy do sceny za dnia, bez wyjaśnienia. Bywa to chaotyczne i nie zawsze pozwala dobrze się wczuć w akcję. </text:p>
      <text:p text:style-name="P2"/>
      <text:p text:style-name="P2">Skoro mowa właśnie o bohaterach tego filmu, to warto się pochylić nad grą aktorską. Moim zdaniem wypadła ona bardzo dobrze. Dwie najlepsze postacie – pan Dowson grany przez Marka Rylance’a oraz pilot myśliwca Farrier grany przez Toma Hardy’ego. Paradoksalnie jednak, pomimo wielkiego potencjału aktorów, niewiele jest im poświęconego czasu. Główny bohater – typowy brytyjski młody żołnierz grany przez Fionn Whiteheada – wypada nieco blado. Film jednak nigdy nie skupia się specjalnie mocno na jednym bohaterze i efektem jest niestety, że ich możliwości zostały ograniczone.</text:p>
      <text:p text:style-name="P2"/>
      <text:p text:style-name="P2">Jedną z bardziej charakterystycznych rzeczy jest fakt, że w filmie ciągle jesteśmy nękani różnymi zagrożeniami – niemieckimi bombowcami, zacieśniającym się okrążeniem sił lądowych, gdzieś ukrywającym się w morzu u-bootem. Nolan doskonale tworzy napięcie, ale czegoś zabrakło – a konkretnie to Niemców. W trakcie całego filmu żywego Niemca (a nie ukrytego w łodzi podwodnej czy za pancerzem samolotu) widzimy nie dłużej niż przez 10 sekund całego filmu. Innymi słowy – zagrożenia czyhające na naszych bohaterów są paskudnie zdehumanizowane. Powiem więcej – mało ogarniający widz mógłby w trakcie oglądania zapomnieć, że tu chodzi o wojnę z Niemcami. Oczywiście, znajdą się zwolennicy takiego rozwiązania (wskazując, że pomaga to w skupieniu się na Brytyjczykach, bohaterach ewakuacji). Mnie osobiście jednak to poważnie mierzi. Szczęśliwie, pomijając dehumanizację zagrożenia, zarówno walki powietrzne, jak i próby ucieczki żołnierzy przez morze są przedstawione naprawdę dobrze.</text:p>
      <text:p text:style-name="P2"/>
      <text:p text:style-name="P2">Można dojść do wniosku, że Christopher Nolan w poszukiwaniu tych pięknych scenerii trochę się zagalopował. By zbudować też “odpowiedni”, ponury klimat, znacznie została obniżona skala. Czasami ma to swoje zalety (eksplozje nie są absurdalnie wielkie, a okręty toną relatywnie realistycznie), a czasami prowadzi to do absurdów (ilość żołnierzy na plaży, jaką widzimy, kompletnie nie gra z ilością, jaka była naprawdę). W ogóle jak się pomyśli, jak absurdalnie wielki był budżet tego filmu, to w porównaniu do takiej najnowszej “Przełęczy Ocalonych” (“Hacksaw Ridge”) film wypada… biednie. Nawet bardzo. Generalnie – produkcja nie opowiada o wielkiej, skomplikowanej i tragicznej Operacji Dynamo, ogromnym przedsięwzięciu logistycznym i dramacie ludzkim. Widz w trakcie oglądania może mieć ogromny problem ze skalą. Szczególnie widać to w ogromnym dysonansie poznawczym, gdy na końcu filmu dowiadujemy się, że uratowano trzysta pięćdziesiąt tysięcy żołnierzy. Potem widz dochodzi do wniosku, że to jest nierealne, bo w scenach z filmu ciężko było spostrzec nawet dziesięć tysięcy. </text:p>
      <text:p text:style-name="P2"/>
      <text:p text:style-name="P2">Ostatnim problemem, ale drobnym i dostrzegalnym tylko przez niektórych, jest fakt, jak bardzo anglocentryczny cały film jest. Konkretniej – w filmie gdzieś się zgubili Francuzi, którzy przecież mieli kluczową rolę w całej operacji (w końcu bronili uciekających przed nacierającymi Niemcami) oraz Belgowie, którzy też brali w niej udział. Ten anglocentryzm razi, tym bardziej że współpraca francusko-angielska była paskudna, a zakończyła się spektakularnie w Operacji Katapulta.</text:p>
      <text:p text:style-name="P2"/>
      <text:p text:style-name="P2">Na samo zakończenie wypada wspomnieć o samej muzyce. Podobnie jak oprawa wizualna, jest ona naprawdę dobra i Hans Zimmer się spisał, ale nie w kontekście “wyszło arcydzieło” tylko raczej “dobra, rzemieślnicza robota”. Żaden utwór raczej nie wpadnie mi na dłużej w pamięć. Szczęśliwie jednak, dobrze pozwolił podtrzymać ten pieczołowicie budowany klimat. Warte odnotowania jest też całkiem dobre udźwiękowienie – ciekawie użyte odgłosy wskazówek zegara, wizgi bomb – wszystko to jest na najwyższym poziomie.</text:p>
      <text:p text:style-name="P2"/>
      <text:p text:style-name="P2">Podsumowując, “Dunkierka” jest bardziej nie filmem, tylko inscenzacją, demem technicznym, pokazem ładnych obrazków. W pogoni za pięknymi scenami Christopher Nolan zatracił trochę to, co zawsze powinno budować film – czyli fabułę. W poszukiwaniu ładnych obrazków i odpowiedniej przygnębiającej atmosfery, kompletnie zgubił skalę całej operacji. Jako piękne dzieło audiowizualne “Dunkierkę” bardzo warto obejrzeć, ale sama w sobie dobrym dramatem wojennym nie jest.</text:p>
      <text:p text:style-name="P1"/>
      <text:p text:style-name="P1"/>
      <text:p text:style-name="P1">Obrazek tytułowy: http://www.joblo.com/newsimages1/dunkirk-nolan-talks-script.jpg</text:p>
      <text:p text:style-name="P1">to samo w innym linku: <text:a xlink:type="simple" xlink:href="http://puu.sh/wXhzi/5fc299d725.jpg" text:style-name="Internet_20_link" text:visited-style-name="Visited_20_Internet_20_Link"><text:span text:style-name="T1">http://puu.sh/wXhzi/5fc299d725.jpg</text:span></text:a></text:p>
      <text:p text:style-name="P1"><text:soft-page-break/></text:p>
      <text:p text:style-name="P1">Inne obrazki sugerowane: <text:a xlink:type="simple" xlink:href="http://puu.sh/wXl17/0f3d48d98e.jpg" text:style-name="Internet_20_link" text:visited-style-name="Visited_20_Internet_20_Link"><text:span text:style-name="T1">http://puu.sh/wXl17/0f3d48d98e.jpg</text:span></text:a></text:p>
      <text:p text:style-name="P1"><text:a xlink:type="simple" xlink:href="http://puu.sh/wXl52/540ae5c1c3.jpg" text:style-name="Internet_20_link" text:visited-style-name="Visited_20_Internet_20_Link"><text:span text:style-name="T1">http://puu.sh/wXl52/540ae5c1c3.jpg</text:span></text:a></text:p>
      <text:p text:style-name="P1"><text:a xlink:type="simple" xlink:href="http://puu.sh/wXl6a/33adb8e3f7.jpg" text:style-name="Internet_20_link" text:visited-style-name="Visited_20_Internet_20_Link"><text:span text:style-name="T1">http://puu.sh/wXl6a/33adb8e3f7.jpg</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6" meta:word-count="875" meta:character-count="6390" meta:non-whitespace-character-count="5514"/>
    <meta:generator>LibreOfficeDev/5.1.0.3$Linux_X86_64 LibreOffice_project/</meta:generator>
  </office:meta>
</office:document-meta>
</file>